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a44b976873e144e0c53c11ddfcc53a2" style:family="table-column">
      <style:table-column-properties fo:break-before="auto" style:use-optimal-column-width="false" style:column-width="6cm"/>
    </style:style>
    <style:style style:name="odsStyleTableColumn-2e631a1b70b604963ae3d7b958740943" style:family="table-column">
      <style:table-column-properties fo:break-before="auto" style:use-optimal-column-width="false" style:column-width="5cm"/>
    </style:style>
    <style:style style:name="odsStyleTableColumn-1e998d30ccf94c9ffca684e1b8917fb9" style:family="table-column">
      <style:table-column-properties fo:break-before="auto" style:use-optimal-column-width="false" style:column-width="3cm"/>
    </style:style>
    <style:style style:name="odsStyleTableCell-9a1e85bb3237133893a553e594dfb5d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d5a22437b02708d0e86c54ef88e9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a7c0cc99ad50e0b9ad129ef172fe25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bed711d20ea4e23c1413cf98c36508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fcba567361cb56faa7cca8bbbce50f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9f7e243ae8ee06195c2d959e4c0498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a44b976873e144e0c53c11ddfcc53a2" table:default-cell-style-name="Default"/>
        <table:table-column table:style-name="odsStyleTableColumn-2e631a1b70b604963ae3d7b958740943" table:default-cell-style-name="Default"/>
        <table:table-column table:style-name="odsStyleTableColumn-1e998d30ccf94c9ffca684e1b8917fb9" table:default-cell-style-name="Default"/>
        <table:table-column table:style-name="odsStyleTableColumn-1e998d30ccf94c9ffca684e1b8917fb9" table:default-cell-style-name="Default"/>
        <table:table-column table:style-name="odsStyleTableColumn-1e998d30ccf94c9ffca684e1b8917fb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a1e85bb3237133893a553e594dfb5d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d5a22437b02708d0e86c54ef88e9e5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d5a22437b02708d0e86c54ef88e9e52" table:number-columns-spanned="5" table:number-rows-spanned="1" office:value-type="string">
            <text:p>TABLA No. 4-24</text:p>
          </table:table-cell>
          <table:covered-table-cell table:number-columns-repeated="4"/>
        </table:table-row>
        <table:table-row table:style-name="ro1">
          <table:table-cell table:style-name="odsStyleTableCell-0d5a22437b02708d0e86c54ef88e9e52" table:number-columns-spanned="5" table:number-rows-spanned="1" office:value-type="string">
            <text:p>TABLA DE COTIZACIONES DEL 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d5a22437b02708d0e86c54ef88e9e5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a7c0cc99ad50e0b9ad129ef172fe259" office:value-type="string">
            <text:p>PAIS</text:p>
          </table:table-cell>
          <table:table-cell table:style-name="odsStyleTableCell-8a7c0cc99ad50e0b9ad129ef172fe259" office:value-type="string">
            <text:p>UNIDAD MONETARIA</text:p>
          </table:table-cell>
          <table:table-cell table:style-name="odsStyleTableCell-8a7c0cc99ad50e0b9ad129ef172fe259" office:value-type="string">
            <text:p>MONEDA</text:p>
          </table:table-cell>
          <table:table-cell table:style-name="odsStyleTableCell-8a7c0cc99ad50e0b9ad129ef172fe259" office:value-type="string">
            <text:p>TIPO DE CAMBIO EN Bs POR UNIDAD DE MONEDA EXTRANJERA</text:p>
          </table:table-cell>
          <table:table-cell table:style-name="odsStyleTableCell-8a7c0cc99ad50e0b9ad129ef172fe259" office:value-type="string">
            <text:p>TIPO DE CAMBIO EN M.E.</text:p>
          </table:table-cell>
        </table:table-row>
        <table:table-row table:style-name="ro1">
          <table:table-cell table:style-name="odsStyleTableCell-bbed711d20ea4e23c1413cf98c365082" office:value-type="string">
            <text:p>ESTADOS UNIDOS</text:p>
          </table:table-cell>
          <table:table-cell table:style-name="odsStyleTableCell-bbed711d20ea4e23c1413cf98c365082" office:value-type="string">
            <text:p>DOLAR VENTA</text:p>
          </table:table-cell>
          <table:table-cell table:style-name="odsStyleTableCell-bbed711d20ea4e23c1413cf98c365082" office:value-type="string">
            <text:p>USD.VENTA</text:p>
          </table:table-cell>
          <table:table-cell table:style-name="odsStyleTableCell-1fcba567361cb56faa7cca8bbbce50f6" office:value-type="string">
            <text:p>6.96000</text:p>
          </table:table-cell>
          <table:table-cell table:style-name="odsStyleTableCell-1fcba567361cb56faa7cca8bbbce50f6" office:value-type="string">
            <text:p/>
          </table:table-cell>
        </table:table-row>
        <table:table-row table:style-name="ro1">
          <table:table-cell table:style-name="odsStyleTableCell-bbed711d20ea4e23c1413cf98c365082" office:value-type="string">
            <text:p>ESTADOS UNIDOS</text:p>
          </table:table-cell>
          <table:table-cell table:style-name="odsStyleTableCell-bbed711d20ea4e23c1413cf98c365082" office:value-type="string">
            <text:p>DOLAR COMPRA</text:p>
          </table:table-cell>
          <table:table-cell table:style-name="odsStyleTableCell-bbed711d20ea4e23c1413cf98c365082" office:value-type="string">
            <text:p>USD.COMPRA</text:p>
          </table:table-cell>
          <table:table-cell table:style-name="odsStyleTableCell-1fcba567361cb56faa7cca8bbbce50f6" office:value-type="string">
            <text:p>6.86000</text:p>
          </table:table-cell>
          <table:table-cell table:style-name="odsStyleTableCell-1fcba567361cb56faa7cca8bbbce50f6" office:value-type="string">
            <text:p/>
          </table:table-cell>
        </table:table-row>
        <table:table-row table:style-name="ro1">
          <table:table-cell table:style-name="odsStyleTableCell-bbed711d20ea4e23c1413cf98c365082" office:value-type="string">
            <text:p>UNION EUROPEA</text:p>
          </table:table-cell>
          <table:table-cell table:style-name="odsStyleTableCell-bbed711d20ea4e23c1413cf98c365082" office:value-type="string">
            <text:p>EURO</text:p>
          </table:table-cell>
          <table:table-cell table:style-name="odsStyleTableCell-bbed711d20ea4e23c1413cf98c365082" office:value-type="string">
            <text:p>EUR</text:p>
          </table:table-cell>
          <table:table-cell table:style-name="odsStyleTableCell-1fcba567361cb56faa7cca8bbbce50f6" office:value-type="string">
            <text:p>7.51098</text:p>
          </table:table-cell>
          <table:table-cell table:style-name="odsStyleTableCell-1fcba567361cb56faa7cca8bbbce50f6" office:value-type="string">
            <text:p>0.91333</text:p>
          </table:table-cell>
        </table:table-row>
        <table:table-row table:style-name="ro1">
          <table:table-cell table:style-name="odsStyleTableCell-bbed711d20ea4e23c1413cf98c365082" office:value-type="string">
            <text:p>JAPON</text:p>
          </table:table-cell>
          <table:table-cell table:style-name="odsStyleTableCell-bbed711d20ea4e23c1413cf98c365082" office:value-type="string">
            <text:p>YEN</text:p>
          </table:table-cell>
          <table:table-cell table:style-name="odsStyleTableCell-bbed711d20ea4e23c1413cf98c365082" office:value-type="string">
            <text:p>JPY</text:p>
          </table:table-cell>
          <table:table-cell table:style-name="odsStyleTableCell-1fcba567361cb56faa7cca8bbbce50f6" office:value-type="string">
            <text:p>0.04744</text:p>
          </table:table-cell>
          <table:table-cell table:style-name="odsStyleTableCell-1fcba567361cb56faa7cca8bbbce50f6" office:value-type="string">
            <text:p>144.60000</text:p>
          </table:table-cell>
        </table:table-row>
        <table:table-row table:style-name="ro1">
          <table:table-cell table:style-name="odsStyleTableCell-bbed711d20ea4e23c1413cf98c365082" office:value-type="string">
            <text:p>ARABIA SAUDITA</text:p>
          </table:table-cell>
          <table:table-cell table:style-name="odsStyleTableCell-bbed711d20ea4e23c1413cf98c365082" office:value-type="string">
            <text:p>RIYAL SAUDÍ</text:p>
          </table:table-cell>
          <table:table-cell table:style-name="odsStyleTableCell-bbed711d20ea4e23c1413cf98c365082" office:value-type="string">
            <text:p>SAR</text:p>
          </table:table-cell>
          <table:table-cell table:style-name="odsStyleTableCell-1fcba567361cb56faa7cca8bbbce50f6" office:value-type="string">
            <text:p>1.82914</text:p>
          </table:table-cell>
          <table:table-cell table:style-name="odsStyleTableCell-1fcba567361cb56faa7cca8bbbce50f6" office:value-type="string">
            <text:p>3.75040</text:p>
          </table:table-cell>
        </table:table-row>
        <table:table-row table:style-name="ro1">
          <table:table-cell table:style-name="odsStyleTableCell-bbed711d20ea4e23c1413cf98c365082" office:value-type="string">
            <text:p>ARGELIA</text:p>
          </table:table-cell>
          <table:table-cell table:style-name="odsStyleTableCell-bbed711d20ea4e23c1413cf98c365082" office:value-type="string">
            <text:p>DINAR ARGELINO</text:p>
          </table:table-cell>
          <table:table-cell table:style-name="odsStyleTableCell-bbed711d20ea4e23c1413cf98c365082" office:value-type="string">
            <text:p>DZD</text:p>
          </table:table-cell>
          <table:table-cell table:style-name="odsStyleTableCell-1fcba567361cb56faa7cca8bbbce50f6" office:value-type="string">
            <text:p>0.05111</text:p>
          </table:table-cell>
          <table:table-cell table:style-name="odsStyleTableCell-1fcba567361cb56faa7cca8bbbce50f6" office:value-type="string">
            <text:p>134.21790</text:p>
          </table:table-cell>
        </table:table-row>
        <table:table-row table:style-name="ro1">
          <table:table-cell table:style-name="odsStyleTableCell-bbed711d20ea4e23c1413cf98c365082" office:value-type="string">
            <text:p>ARGENTINA</text:p>
          </table:table-cell>
          <table:table-cell table:style-name="odsStyleTableCell-bbed711d20ea4e23c1413cf98c365082" office:value-type="string">
            <text:p>PESO</text:p>
          </table:table-cell>
          <table:table-cell table:style-name="odsStyleTableCell-bbed711d20ea4e23c1413cf98c365082" office:value-type="string">
            <text:p>ARS</text:p>
          </table:table-cell>
          <table:table-cell table:style-name="odsStyleTableCell-1fcba567361cb56faa7cca8bbbce50f6" office:value-type="string">
            <text:p>0.00845</text:p>
          </table:table-cell>
          <table:table-cell table:style-name="odsStyleTableCell-1fcba567361cb56faa7cca8bbbce50f6" office:value-type="string">
            <text:p>811.75000</text:p>
          </table:table-cell>
        </table:table-row>
        <table:table-row table:style-name="ro1">
          <table:table-cell table:style-name="odsStyleTableCell-bbed711d20ea4e23c1413cf98c365082" office:value-type="string">
            <text:p>AUSTRALIA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AUD</text:p>
          </table:table-cell>
          <table:table-cell table:style-name="odsStyleTableCell-1fcba567361cb56faa7cca8bbbce50f6" office:value-type="string">
            <text:p>4.59964</text:p>
          </table:table-cell>
          <table:table-cell table:style-name="odsStyleTableCell-1fcba567361cb56faa7cca8bbbce50f6" office:value-type="string">
            <text:p>1.49142</text:p>
          </table:table-cell>
        </table:table-row>
        <table:table-row table:style-name="ro1">
          <table:table-cell table:style-name="odsStyleTableCell-bbed711d20ea4e23c1413cf98c365082" office:value-type="string">
            <text:p>BRASIL</text:p>
          </table:table-cell>
          <table:table-cell table:style-name="odsStyleTableCell-bbed711d20ea4e23c1413cf98c365082" office:value-type="string">
            <text:p>REAL</text:p>
          </table:table-cell>
          <table:table-cell table:style-name="odsStyleTableCell-bbed711d20ea4e23c1413cf98c365082" office:value-type="string">
            <text:p>BRL</text:p>
          </table:table-cell>
          <table:table-cell table:style-name="odsStyleTableCell-1fcba567361cb56faa7cca8bbbce50f6" office:value-type="string">
            <text:p>1.39667</text:p>
          </table:table-cell>
          <table:table-cell table:style-name="odsStyleTableCell-1fcba567361cb56faa7cca8bbbce50f6" office:value-type="string">
            <text:p>4.91170</text:p>
          </table:table-cell>
        </table:table-row>
        <table:table-row table:style-name="ro1">
          <table:table-cell table:style-name="odsStyleTableCell-bbed711d20ea4e23c1413cf98c365082" office:value-type="string">
            <text:p>CANADA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CAD</text:p>
          </table:table-cell>
          <table:table-cell table:style-name="odsStyleTableCell-1fcba567361cb56faa7cca8bbbce50f6" office:value-type="string">
            <text:p>5.13742</text:p>
          </table:table-cell>
          <table:table-cell table:style-name="odsStyleTableCell-1fcba567361cb56faa7cca8bbbce50f6" office:value-type="string">
            <text:p>1.33530</text:p>
          </table:table-cell>
        </table:table-row>
        <table:table-row table:style-name="ro1">
          <table:table-cell table:style-name="odsStyleTableCell-bbed711d20ea4e23c1413cf98c365082" office:value-type="string">
            <text:p>CHILE</text:p>
          </table:table-cell>
          <table:table-cell table:style-name="odsStyleTableCell-bbed711d20ea4e23c1413cf98c365082" office:value-type="string">
            <text:p>PESO</text:p>
          </table:table-cell>
          <table:table-cell table:style-name="odsStyleTableCell-bbed711d20ea4e23c1413cf98c365082" office:value-type="string">
            <text:p>CLP</text:p>
          </table:table-cell>
          <table:table-cell table:style-name="odsStyleTableCell-1fcba567361cb56faa7cca8bbbce50f6" office:value-type="string">
            <text:p>0.00772</text:p>
          </table:table-cell>
          <table:table-cell table:style-name="odsStyleTableCell-1fcba567361cb56faa7cca8bbbce50f6" office:value-type="string">
            <text:p>888.55000</text:p>
          </table:table-cell>
        </table:table-row>
        <table:table-row table:style-name="ro1">
          <table:table-cell table:style-name="odsStyleTableCell-bbed711d20ea4e23c1413cf98c365082" office:value-type="string">
            <text:p>COLOMBIA</text:p>
          </table:table-cell>
          <table:table-cell table:style-name="odsStyleTableCell-bbed711d20ea4e23c1413cf98c365082" office:value-type="string">
            <text:p>PESO</text:p>
          </table:table-cell>
          <table:table-cell table:style-name="odsStyleTableCell-bbed711d20ea4e23c1413cf98c365082" office:value-type="string">
            <text:p>COP</text:p>
          </table:table-cell>
          <table:table-cell table:style-name="odsStyleTableCell-1fcba567361cb56faa7cca8bbbce50f6" office:value-type="string">
            <text:p>0.00174</text:p>
          </table:table-cell>
          <table:table-cell table:style-name="odsStyleTableCell-1fcba567361cb56faa7cca8bbbce50f6" office:value-type="string">
            <text:p>3,932.95000</text:p>
          </table:table-cell>
        </table:table-row>
        <table:table-row table:style-name="ro1">
          <table:table-cell table:style-name="odsStyleTableCell-bbed711d20ea4e23c1413cf98c365082" office:value-type="string">
            <text:p>COREA DEL SUR</text:p>
          </table:table-cell>
          <table:table-cell table:style-name="odsStyleTableCell-bbed711d20ea4e23c1413cf98c365082" office:value-type="string">
            <text:p>WON</text:p>
          </table:table-cell>
          <table:table-cell table:style-name="odsStyleTableCell-bbed711d20ea4e23c1413cf98c365082" office:value-type="string">
            <text:p>KRW</text:p>
          </table:table-cell>
          <table:table-cell table:style-name="odsStyleTableCell-1fcba567361cb56faa7cca8bbbce50f6" office:value-type="string">
            <text:p>0.00524</text:p>
          </table:table-cell>
          <table:table-cell table:style-name="odsStyleTableCell-1fcba567361cb56faa7cca8bbbce50f6" office:value-type="string">
            <text:p>1,310.15000</text:p>
          </table:table-cell>
        </table:table-row>
        <table:table-row table:style-name="ro1">
          <table:table-cell table:style-name="odsStyleTableCell-bbed711d20ea4e23c1413cf98c365082" office:value-type="string">
            <text:p>COSTA RICA</text:p>
          </table:table-cell>
          <table:table-cell table:style-name="odsStyleTableCell-bbed711d20ea4e23c1413cf98c365082" office:value-type="string">
            <text:p>COLON COSTARRICENSE</text:p>
          </table:table-cell>
          <table:table-cell table:style-name="odsStyleTableCell-bbed711d20ea4e23c1413cf98c365082" office:value-type="string">
            <text:p>CRC</text:p>
          </table:table-cell>
          <table:table-cell table:style-name="odsStyleTableCell-1fcba567361cb56faa7cca8bbbce50f6" office:value-type="string">
            <text:p>0.01315</text:p>
          </table:table-cell>
          <table:table-cell table:style-name="odsStyleTableCell-1fcba567361cb56faa7cca8bbbce50f6" office:value-type="string">
            <text:p>521.53000</text:p>
          </table:table-cell>
        </table:table-row>
        <table:table-row table:style-name="ro1">
          <table:table-cell table:style-name="odsStyleTableCell-bbed711d20ea4e23c1413cf98c365082" office:value-type="string">
            <text:p>REPUBLICA CHECA</text:p>
          </table:table-cell>
          <table:table-cell table:style-name="odsStyleTableCell-bbed711d20ea4e23c1413cf98c365082" office:value-type="string">
            <text:p>CORONA CHECA</text:p>
          </table:table-cell>
          <table:table-cell table:style-name="odsStyleTableCell-bbed711d20ea4e23c1413cf98c365082" office:value-type="string">
            <text:p>CZK</text:p>
          </table:table-cell>
          <table:table-cell table:style-name="odsStyleTableCell-1fcba567361cb56faa7cca8bbbce50f6" office:value-type="string">
            <text:p>0.30418</text:p>
          </table:table-cell>
          <table:table-cell table:style-name="odsStyleTableCell-1fcba567361cb56faa7cca8bbbce50f6" office:value-type="string">
            <text:p>22.55250</text:p>
          </table:table-cell>
        </table:table-row>
        <table:table-row table:style-name="ro1">
          <table:table-cell table:style-name="odsStyleTableCell-bbed711d20ea4e23c1413cf98c365082" office:value-type="string">
            <text:p>DINAMARCA</text:p>
          </table:table-cell>
          <table:table-cell table:style-name="odsStyleTableCell-bbed711d20ea4e23c1413cf98c365082" office:value-type="string">
            <text:p>CORONA</text:p>
          </table:table-cell>
          <table:table-cell table:style-name="odsStyleTableCell-bbed711d20ea4e23c1413cf98c365082" office:value-type="string">
            <text:p>DKK</text:p>
          </table:table-cell>
          <table:table-cell table:style-name="odsStyleTableCell-1fcba567361cb56faa7cca8bbbce50f6" office:value-type="string">
            <text:p>1.00696</text:p>
          </table:table-cell>
          <table:table-cell table:style-name="odsStyleTableCell-1fcba567361cb56faa7cca8bbbce50f6" office:value-type="string">
            <text:p>6.81260</text:p>
          </table:table-cell>
        </table:table-row>
        <table:table-row table:style-name="ro1">
          <table:table-cell table:style-name="odsStyleTableCell-bbed711d20ea4e23c1413cf98c365082" office:value-type="string">
            <text:p>ECUADOR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USD</text:p>
          </table:table-cell>
          <table:table-cell table:style-name="odsStyleTableCell-1fcba567361cb56faa7cca8bbbce50f6" office:value-type="string">
            <text:p>6.86000</text:p>
          </table:table-cell>
          <table:table-cell table:style-name="odsStyleTableCell-1fcba567361cb56faa7cca8bbbce50f6" office:value-type="string">
            <text:p>1.00000</text:p>
          </table:table-cell>
        </table:table-row>
        <table:table-row table:style-name="ro1">
          <table:table-cell table:style-name="odsStyleTableCell-bbed711d20ea4e23c1413cf98c365082" office:value-type="string">
            <text:p>EMIRATOS ARABES</text:p>
          </table:table-cell>
          <table:table-cell table:style-name="odsStyleTableCell-bbed711d20ea4e23c1413cf98c365082" office:value-type="string">
            <text:p>DIRHAM</text:p>
          </table:table-cell>
          <table:table-cell table:style-name="odsStyleTableCell-bbed711d20ea4e23c1413cf98c365082" office:value-type="string">
            <text:p>AED</text:p>
          </table:table-cell>
          <table:table-cell table:style-name="odsStyleTableCell-1fcba567361cb56faa7cca8bbbce50f6" office:value-type="string">
            <text:p>1.86778</text:p>
          </table:table-cell>
          <table:table-cell table:style-name="odsStyleTableCell-1fcba567361cb56faa7cca8bbbce50f6" office:value-type="string">
            <text:p>3.67280</text:p>
          </table:table-cell>
        </table:table-row>
        <table:table-row table:style-name="ro1">
          <table:table-cell table:style-name="odsStyleTableCell-bbed711d20ea4e23c1413cf98c365082" office:value-type="string">
            <text:p>FILIPINAS</text:p>
          </table:table-cell>
          <table:table-cell table:style-name="odsStyleTableCell-bbed711d20ea4e23c1413cf98c365082" office:value-type="string">
            <text:p>PESO FILIPINO</text:p>
          </table:table-cell>
          <table:table-cell table:style-name="odsStyleTableCell-bbed711d20ea4e23c1413cf98c365082" office:value-type="string">
            <text:p>PHP</text:p>
          </table:table-cell>
          <table:table-cell table:style-name="odsStyleTableCell-1fcba567361cb56faa7cca8bbbce50f6" office:value-type="string">
            <text:p>0.12360</text:p>
          </table:table-cell>
          <table:table-cell table:style-name="odsStyleTableCell-1fcba567361cb56faa7cca8bbbce50f6" office:value-type="string">
            <text:p>55.50000</text:p>
          </table:table-cell>
        </table:table-row>
        <table:table-row table:style-name="ro1">
          <table:table-cell table:style-name="odsStyleTableCell-bbed711d20ea4e23c1413cf98c365082" office:value-type="string">
            <text:p>HAITÍ</text:p>
          </table:table-cell>
          <table:table-cell table:style-name="odsStyleTableCell-bbed711d20ea4e23c1413cf98c365082" office:value-type="string">
            <text:p>GOURDE</text:p>
          </table:table-cell>
          <table:table-cell table:style-name="odsStyleTableCell-bbed711d20ea4e23c1413cf98c365082" office:value-type="string">
            <text:p>HTG</text:p>
          </table:table-cell>
          <table:table-cell table:style-name="odsStyleTableCell-1fcba567361cb56faa7cca8bbbce50f6" office:value-type="string">
            <text:p>0.05227</text:p>
          </table:table-cell>
          <table:table-cell table:style-name="odsStyleTableCell-1fcba567361cb56faa7cca8bbbce50f6" office:value-type="string">
            <text:p>131.24500</text:p>
          </table:table-cell>
        </table:table-row>
        <table:table-row table:style-name="ro1">
          <table:table-cell table:style-name="odsStyleTableCell-bbed711d20ea4e23c1413cf98c365082" office:value-type="string">
            <text:p>HONG KONG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HKD</text:p>
          </table:table-cell>
          <table:table-cell table:style-name="odsStyleTableCell-1fcba567361cb56faa7cca8bbbce50f6" office:value-type="string">
            <text:p>0.87855</text:p>
          </table:table-cell>
          <table:table-cell table:style-name="odsStyleTableCell-1fcba567361cb56faa7cca8bbbce50f6" office:value-type="string">
            <text:p>7.80830</text:p>
          </table:table-cell>
        </table:table-row>
        <table:table-row table:style-name="ro1">
          <table:table-cell table:style-name="odsStyleTableCell-bbed711d20ea4e23c1413cf98c365082" office:value-type="string">
            <text:p>INDIA</text:p>
          </table:table-cell>
          <table:table-cell table:style-name="odsStyleTableCell-bbed711d20ea4e23c1413cf98c365082" office:value-type="string">
            <text:p>RUPIA</text:p>
          </table:table-cell>
          <table:table-cell table:style-name="odsStyleTableCell-bbed711d20ea4e23c1413cf98c365082" office:value-type="string">
            <text:p>INR</text:p>
          </table:table-cell>
          <table:table-cell table:style-name="odsStyleTableCell-1fcba567361cb56faa7cca8bbbce50f6" office:value-type="string">
            <text:p>0.08242</text:p>
          </table:table-cell>
          <table:table-cell table:style-name="odsStyleTableCell-1fcba567361cb56faa7cca8bbbce50f6" office:value-type="string">
            <text:p>83.23000</text:p>
          </table:table-cell>
        </table:table-row>
        <table:table-row table:style-name="ro1">
          <table:table-cell table:style-name="odsStyleTableCell-bbed711d20ea4e23c1413cf98c365082" office:value-type="string">
            <text:p>INDONESIA</text:p>
          </table:table-cell>
          <table:table-cell table:style-name="odsStyleTableCell-bbed711d20ea4e23c1413cf98c365082" office:value-type="string">
            <text:p>RUPIA INDONESIA</text:p>
          </table:table-cell>
          <table:table-cell table:style-name="odsStyleTableCell-bbed711d20ea4e23c1413cf98c365082" office:value-type="string">
            <text:p>IDR</text:p>
          </table:table-cell>
          <table:table-cell table:style-name="odsStyleTableCell-1fcba567361cb56faa7cca8bbbce50f6" office:value-type="string">
            <text:p>0.00044</text:p>
          </table:table-cell>
          <table:table-cell table:style-name="odsStyleTableCell-1fcba567361cb56faa7cca8bbbce50f6" office:value-type="string">
            <text:p>15,490.00000</text:p>
          </table:table-cell>
        </table:table-row>
        <table:table-row table:style-name="ro1">
          <table:table-cell table:style-name="odsStyleTableCell-bbed711d20ea4e23c1413cf98c365082" office:value-type="string">
            <text:p>ISRAEL</text:p>
          </table:table-cell>
          <table:table-cell table:style-name="odsStyleTableCell-bbed711d20ea4e23c1413cf98c365082" office:value-type="string">
            <text:p>NUEVO SÉQUEL</text:p>
          </table:table-cell>
          <table:table-cell table:style-name="odsStyleTableCell-bbed711d20ea4e23c1413cf98c365082" office:value-type="string">
            <text:p>ILS</text:p>
          </table:table-cell>
          <table:table-cell table:style-name="odsStyleTableCell-1fcba567361cb56faa7cca8bbbce50f6" office:value-type="string">
            <text:p>1.87416</text:p>
          </table:table-cell>
          <table:table-cell table:style-name="odsStyleTableCell-1fcba567361cb56faa7cca8bbbce50f6" office:value-type="string">
            <text:p>3.66030</text:p>
          </table:table-cell>
        </table:table-row>
        <table:table-row table:style-name="ro1">
          <table:table-cell table:style-name="odsStyleTableCell-bbed711d20ea4e23c1413cf98c365082" office:value-type="string">
            <text:p>MALASIA</text:p>
          </table:table-cell>
          <table:table-cell table:style-name="odsStyleTableCell-bbed711d20ea4e23c1413cf98c365082" office:value-type="string">
            <text:p>RINGGIT MALAYO</text:p>
          </table:table-cell>
          <table:table-cell table:style-name="odsStyleTableCell-bbed711d20ea4e23c1413cf98c365082" office:value-type="string">
            <text:p>MYR</text:p>
          </table:table-cell>
          <table:table-cell table:style-name="odsStyleTableCell-1fcba567361cb56faa7cca8bbbce50f6" office:value-type="string">
            <text:p>1.48004</text:p>
          </table:table-cell>
          <table:table-cell table:style-name="odsStyleTableCell-1fcba567361cb56faa7cca8bbbce50f6" office:value-type="string">
            <text:p>4.63500</text:p>
          </table:table-cell>
        </table:table-row>
        <table:table-row table:style-name="ro1">
          <table:table-cell table:style-name="odsStyleTableCell-bbed711d20ea4e23c1413cf98c365082" office:value-type="string">
            <text:p>MEXICO</text:p>
          </table:table-cell>
          <table:table-cell table:style-name="odsStyleTableCell-bbed711d20ea4e23c1413cf98c365082" office:value-type="string">
            <text:p>PESO</text:p>
          </table:table-cell>
          <table:table-cell table:style-name="odsStyleTableCell-bbed711d20ea4e23c1413cf98c365082" office:value-type="string">
            <text:p>MXN</text:p>
          </table:table-cell>
          <table:table-cell table:style-name="odsStyleTableCell-1fcba567361cb56faa7cca8bbbce50f6" office:value-type="string">
            <text:p>0.40235</text:p>
          </table:table-cell>
          <table:table-cell table:style-name="odsStyleTableCell-1fcba567361cb56faa7cca8bbbce50f6" office:value-type="string">
            <text:p>17.04990</text:p>
          </table:table-cell>
        </table:table-row>
        <table:table-row table:style-name="ro1">
          <table:table-cell table:style-name="odsStyleTableCell-bbed711d20ea4e23c1413cf98c365082" office:value-type="string">
            <text:p>NORUEGA</text:p>
          </table:table-cell>
          <table:table-cell table:style-name="odsStyleTableCell-bbed711d20ea4e23c1413cf98c365082" office:value-type="string">
            <text:p>CORONA</text:p>
          </table:table-cell>
          <table:table-cell table:style-name="odsStyleTableCell-bbed711d20ea4e23c1413cf98c365082" office:value-type="string">
            <text:p>NOK</text:p>
          </table:table-cell>
          <table:table-cell table:style-name="odsStyleTableCell-1fcba567361cb56faa7cca8bbbce50f6" office:value-type="string">
            <text:p>0.66539</text:p>
          </table:table-cell>
          <table:table-cell table:style-name="odsStyleTableCell-1fcba567361cb56faa7cca8bbbce50f6" office:value-type="string">
            <text:p>10.30980</text:p>
          </table:table-cell>
        </table:table-row>
        <table:table-row table:style-name="ro1">
          <table:table-cell table:style-name="odsStyleTableCell-bbed711d20ea4e23c1413cf98c365082" office:value-type="string">
            <text:p>PANAMÁ</text:p>
          </table:table-cell>
          <table:table-cell table:style-name="odsStyleTableCell-bbed711d20ea4e23c1413cf98c365082" office:value-type="string">
            <text:p>BALBOA</text:p>
          </table:table-cell>
          <table:table-cell table:style-name="odsStyleTableCell-bbed711d20ea4e23c1413cf98c365082" office:value-type="string">
            <text:p>PAB</text:p>
          </table:table-cell>
          <table:table-cell table:style-name="odsStyleTableCell-1fcba567361cb56faa7cca8bbbce50f6" office:value-type="string">
            <text:p>6.86000</text:p>
          </table:table-cell>
          <table:table-cell table:style-name="odsStyleTableCell-1fcba567361cb56faa7cca8bbbce50f6" office:value-type="string">
            <text:p>1.00000</text:p>
          </table:table-cell>
        </table:table-row>
        <table:table-row table:style-name="ro1">
          <table:table-cell table:style-name="odsStyleTableCell-bbed711d20ea4e23c1413cf98c365082" office:value-type="string">
            <text:p>PARAGUAY</text:p>
          </table:table-cell>
          <table:table-cell table:style-name="odsStyleTableCell-bbed711d20ea4e23c1413cf98c365082" office:value-type="string">
            <text:p>GUARANI</text:p>
          </table:table-cell>
          <table:table-cell table:style-name="odsStyleTableCell-bbed711d20ea4e23c1413cf98c365082" office:value-type="string">
            <text:p>PYG</text:p>
          </table:table-cell>
          <table:table-cell table:style-name="odsStyleTableCell-1fcba567361cb56faa7cca8bbbce50f6" office:value-type="string">
            <text:p>0.00095</text:p>
          </table:table-cell>
          <table:table-cell table:style-name="odsStyleTableCell-1fcba567361cb56faa7cca8bbbce50f6" office:value-type="string">
            <text:p>7,258.00000</text:p>
          </table:table-cell>
        </table:table-row>
        <table:table-row table:style-name="ro1">
          <table:table-cell table:style-name="odsStyleTableCell-bbed711d20ea4e23c1413cf98c365082" office:value-type="string">
            <text:p>PERU</text:p>
          </table:table-cell>
          <table:table-cell table:style-name="odsStyleTableCell-bbed711d20ea4e23c1413cf98c365082" office:value-type="string">
            <text:p>NUEVO SOL</text:p>
          </table:table-cell>
          <table:table-cell table:style-name="odsStyleTableCell-bbed711d20ea4e23c1413cf98c365082" office:value-type="string">
            <text:p>PEN</text:p>
          </table:table-cell>
          <table:table-cell table:style-name="odsStyleTableCell-1fcba567361cb56faa7cca8bbbce50f6" office:value-type="string">
            <text:p>1.84072</text:p>
          </table:table-cell>
          <table:table-cell table:style-name="odsStyleTableCell-1fcba567361cb56faa7cca8bbbce50f6" office:value-type="string">
            <text:p>3.72680</text:p>
          </table:table-cell>
        </table:table-row>
        <table:table-row table:style-name="ro1">
          <table:table-cell table:style-name="odsStyleTableCell-bbed711d20ea4e23c1413cf98c365082" office:value-type="string">
            <text:p>REINO UNIDO</text:p>
          </table:table-cell>
          <table:table-cell table:style-name="odsStyleTableCell-bbed711d20ea4e23c1413cf98c365082" office:value-type="string">
            <text:p>LIBRA</text:p>
          </table:table-cell>
          <table:table-cell table:style-name="odsStyleTableCell-bbed711d20ea4e23c1413cf98c365082" office:value-type="string">
            <text:p>GBP</text:p>
          </table:table-cell>
          <table:table-cell table:style-name="odsStyleTableCell-1fcba567361cb56faa7cca8bbbce50f6" office:value-type="string">
            <text:p>8.69984</text:p>
          </table:table-cell>
          <table:table-cell table:style-name="odsStyleTableCell-1fcba567361cb56faa7cca8bbbce50f6" office:value-type="string">
            <text:p>0.78852</text:p>
          </table:table-cell>
        </table:table-row>
        <table:table-row table:style-name="ro1">
          <table:table-cell table:style-name="odsStyleTableCell-bbed711d20ea4e23c1413cf98c365082" office:value-type="string">
            <text:p>REPÚBLICA DOMINICANA</text:p>
          </table:table-cell>
          <table:table-cell table:style-name="odsStyleTableCell-bbed711d20ea4e23c1413cf98c365082" office:value-type="string">
            <text:p>PESO DOMINICANO</text:p>
          </table:table-cell>
          <table:table-cell table:style-name="odsStyleTableCell-bbed711d20ea4e23c1413cf98c365082" office:value-type="string">
            <text:p>DOP</text:p>
          </table:table-cell>
          <table:table-cell table:style-name="odsStyleTableCell-1fcba567361cb56faa7cca8bbbce50f6" office:value-type="string">
            <text:p>0.11788</text:p>
          </table:table-cell>
          <table:table-cell table:style-name="odsStyleTableCell-1fcba567361cb56faa7cca8bbbce50f6" office:value-type="string">
            <text:p>58.19500</text:p>
          </table:table-cell>
        </table:table-row>
        <table:table-row table:style-name="ro1">
          <table:table-cell table:style-name="odsStyleTableCell-bbed711d20ea4e23c1413cf98c365082" office:value-type="string">
            <text:p>REP.POPULAR CHINA</text:p>
          </table:table-cell>
          <table:table-cell table:style-name="odsStyleTableCell-bbed711d20ea4e23c1413cf98c365082" office:value-type="string">
            <text:p>YUAN RENMINBI OFFSHORE</text:p>
          </table:table-cell>
          <table:table-cell table:style-name="odsStyleTableCell-bbed711d20ea4e23c1413cf98c365082" office:value-type="string">
            <text:p>CNH</text:p>
          </table:table-cell>
          <table:table-cell table:style-name="odsStyleTableCell-1fcba567361cb56faa7cca8bbbce50f6" office:value-type="string">
            <text:p>0.95580</text:p>
          </table:table-cell>
          <table:table-cell table:style-name="odsStyleTableCell-1fcba567361cb56faa7cca8bbbce50f6" office:value-type="string">
            <text:p>7.17720</text:p>
          </table:table-cell>
        </table:table-row>
        <table:table-row table:style-name="ro1">
          <table:table-cell table:style-name="odsStyleTableCell-bbed711d20ea4e23c1413cf98c365082" office:value-type="string">
            <text:p>RUSIA</text:p>
          </table:table-cell>
          <table:table-cell table:style-name="odsStyleTableCell-bbed711d20ea4e23c1413cf98c365082" office:value-type="string">
            <text:p>RUBLO RUSO</text:p>
          </table:table-cell>
          <table:table-cell table:style-name="odsStyleTableCell-bbed711d20ea4e23c1413cf98c365082" office:value-type="string">
            <text:p>RUB</text:p>
          </table:table-cell>
          <table:table-cell table:style-name="odsStyleTableCell-1fcba567361cb56faa7cca8bbbce50f6" office:value-type="string">
            <text:p>0.07512</text:p>
          </table:table-cell>
          <table:table-cell table:style-name="odsStyleTableCell-1fcba567361cb56faa7cca8bbbce50f6" office:value-type="string">
            <text:p>91.31590</text:p>
          </table:table-cell>
        </table:table-row>
        <table:table-row table:style-name="ro1">
          <table:table-cell table:style-name="odsStyleTableCell-bbed711d20ea4e23c1413cf98c365082" office:value-type="string">
            <text:p>SINGAPUR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SGD</text:p>
          </table:table-cell>
          <table:table-cell table:style-name="odsStyleTableCell-1fcba567361cb56faa7cca8bbbce50f6" office:value-type="string">
            <text:p>5.16061</text:p>
          </table:table-cell>
          <table:table-cell table:style-name="odsStyleTableCell-1fcba567361cb56faa7cca8bbbce50f6" office:value-type="string">
            <text:p>1.32930</text:p>
          </table:table-cell>
        </table:table-row>
        <table:table-row table:style-name="ro1">
          <table:table-cell table:style-name="odsStyleTableCell-bbed711d20ea4e23c1413cf98c365082" office:value-type="string">
            <text:p>SUDÁFRICA</text:p>
          </table:table-cell>
          <table:table-cell table:style-name="odsStyleTableCell-bbed711d20ea4e23c1413cf98c365082" office:value-type="string">
            <text:p>RAND</text:p>
          </table:table-cell>
          <table:table-cell table:style-name="odsStyleTableCell-bbed711d20ea4e23c1413cf98c365082" office:value-type="string">
            <text:p>ZAR</text:p>
          </table:table-cell>
          <table:table-cell table:style-name="odsStyleTableCell-1fcba567361cb56faa7cca8bbbce50f6" office:value-type="string">
            <text:p>0.36671</text:p>
          </table:table-cell>
          <table:table-cell table:style-name="odsStyleTableCell-1fcba567361cb56faa7cca8bbbce50f6" office:value-type="string">
            <text:p>18.70680</text:p>
          </table:table-cell>
        </table:table-row>
        <table:table-row table:style-name="ro1">
          <table:table-cell table:style-name="odsStyleTableCell-bbed711d20ea4e23c1413cf98c365082" office:value-type="string">
            <text:p>SUECIA</text:p>
          </table:table-cell>
          <table:table-cell table:style-name="odsStyleTableCell-bbed711d20ea4e23c1413cf98c365082" office:value-type="string">
            <text:p>CORONA</text:p>
          </table:table-cell>
          <table:table-cell table:style-name="odsStyleTableCell-bbed711d20ea4e23c1413cf98c365082" office:value-type="string">
            <text:p>SEK</text:p>
          </table:table-cell>
          <table:table-cell table:style-name="odsStyleTableCell-1fcba567361cb56faa7cca8bbbce50f6" office:value-type="string">
            <text:p>0.67096</text:p>
          </table:table-cell>
          <table:table-cell table:style-name="odsStyleTableCell-1fcba567361cb56faa7cca8bbbce50f6" office:value-type="string">
            <text:p>10.22410</text:p>
          </table:table-cell>
        </table:table-row>
        <table:table-row table:style-name="ro1">
          <table:table-cell table:style-name="odsStyleTableCell-bbed711d20ea4e23c1413cf98c365082" office:value-type="string">
            <text:p>SUIZA</text:p>
          </table:table-cell>
          <table:table-cell table:style-name="odsStyleTableCell-bbed711d20ea4e23c1413cf98c365082" office:value-type="string">
            <text:p>FRANCO</text:p>
          </table:table-cell>
          <table:table-cell table:style-name="odsStyleTableCell-bbed711d20ea4e23c1413cf98c365082" office:value-type="string">
            <text:p>CHF</text:p>
          </table:table-cell>
          <table:table-cell table:style-name="odsStyleTableCell-1fcba567361cb56faa7cca8bbbce50f6" office:value-type="string">
            <text:p>8.05826</text:p>
          </table:table-cell>
          <table:table-cell table:style-name="odsStyleTableCell-1fcba567361cb56faa7cca8bbbce50f6" office:value-type="string">
            <text:p>0.85130</text:p>
          </table:table-cell>
        </table:table-row>
        <table:table-row table:style-name="ro1">
          <table:table-cell table:style-name="odsStyleTableCell-bbed711d20ea4e23c1413cf98c365082" office:value-type="string">
            <text:p>TAILANDIA</text:p>
          </table:table-cell>
          <table:table-cell table:style-name="odsStyleTableCell-bbed711d20ea4e23c1413cf98c365082" office:value-type="string">
            <text:p>THAI BAHT</text:p>
          </table:table-cell>
          <table:table-cell table:style-name="odsStyleTableCell-bbed711d20ea4e23c1413cf98c365082" office:value-type="string">
            <text:p>THB</text:p>
          </table:table-cell>
          <table:table-cell table:style-name="odsStyleTableCell-1fcba567361cb56faa7cca8bbbce50f6" office:value-type="string">
            <text:p>0.19872</text:p>
          </table:table-cell>
          <table:table-cell table:style-name="odsStyleTableCell-1fcba567361cb56faa7cca8bbbce50f6" office:value-type="string">
            <text:p>34.52100</text:p>
          </table:table-cell>
        </table:table-row>
        <table:table-row table:style-name="ro1">
          <table:table-cell table:style-name="odsStyleTableCell-bbed711d20ea4e23c1413cf98c365082" office:value-type="string">
            <text:p>TAIWAN</text:p>
          </table:table-cell>
          <table:table-cell table:style-name="odsStyleTableCell-bbed711d20ea4e23c1413cf98c365082" office:value-type="string">
            <text:p>DÓLAR</text:p>
          </table:table-cell>
          <table:table-cell table:style-name="odsStyleTableCell-bbed711d20ea4e23c1413cf98c365082" office:value-type="string">
            <text:p>TWD</text:p>
          </table:table-cell>
          <table:table-cell table:style-name="odsStyleTableCell-1fcba567361cb56faa7cca8bbbce50f6" office:value-type="string">
            <text:p>0.22132</text:p>
          </table:table-cell>
          <table:table-cell table:style-name="odsStyleTableCell-1fcba567361cb56faa7cca8bbbce50f6" office:value-type="string">
            <text:p>30.99600</text:p>
          </table:table-cell>
        </table:table-row>
        <table:table-row table:style-name="ro1">
          <table:table-cell table:style-name="odsStyleTableCell-bbed711d20ea4e23c1413cf98c365082" office:value-type="string">
            <text:p>TÚNEZ</text:p>
          </table:table-cell>
          <table:table-cell table:style-name="odsStyleTableCell-bbed711d20ea4e23c1413cf98c365082" office:value-type="string">
            <text:p>DINAR TUNECINO</text:p>
          </table:table-cell>
          <table:table-cell table:style-name="odsStyleTableCell-bbed711d20ea4e23c1413cf98c365082" office:value-type="string">
            <text:p>TND</text:p>
          </table:table-cell>
          <table:table-cell table:style-name="odsStyleTableCell-1fcba567361cb56faa7cca8bbbce50f6" office:value-type="string">
            <text:p>2.21669</text:p>
          </table:table-cell>
          <table:table-cell table:style-name="odsStyleTableCell-1fcba567361cb56faa7cca8bbbce50f6" office:value-type="string">
            <text:p>3.09470</text:p>
          </table:table-cell>
        </table:table-row>
        <table:table-row table:style-name="ro1">
          <table:table-cell table:style-name="odsStyleTableCell-bbed711d20ea4e23c1413cf98c365082" office:value-type="string">
            <text:p>TURQUÍA</text:p>
          </table:table-cell>
          <table:table-cell table:style-name="odsStyleTableCell-bbed711d20ea4e23c1413cf98c365082" office:value-type="string">
            <text:p>LIRA TURCA</text:p>
          </table:table-cell>
          <table:table-cell table:style-name="odsStyleTableCell-bbed711d20ea4e23c1413cf98c365082" office:value-type="string">
            <text:p>TRY</text:p>
          </table:table-cell>
          <table:table-cell table:style-name="odsStyleTableCell-1fcba567361cb56faa7cca8bbbce50f6" office:value-type="string">
            <text:p>0.23052</text:p>
          </table:table-cell>
          <table:table-cell table:style-name="odsStyleTableCell-1fcba567361cb56faa7cca8bbbce50f6" office:value-type="string">
            <text:p>29.75850</text:p>
          </table:table-cell>
        </table:table-row>
        <table:table-row table:style-name="ro1">
          <table:table-cell table:style-name="odsStyleTableCell-bbed711d20ea4e23c1413cf98c365082" office:value-type="string">
            <text:p>URUGUAY</text:p>
          </table:table-cell>
          <table:table-cell table:style-name="odsStyleTableCell-bbed711d20ea4e23c1413cf98c365082" office:value-type="string">
            <text:p>PESO</text:p>
          </table:table-cell>
          <table:table-cell table:style-name="odsStyleTableCell-bbed711d20ea4e23c1413cf98c365082" office:value-type="string">
            <text:p>UYU</text:p>
          </table:table-cell>
          <table:table-cell table:style-name="odsStyleTableCell-1fcba567361cb56faa7cca8bbbce50f6" office:value-type="string">
            <text:p>0.17515</text:p>
          </table:table-cell>
          <table:table-cell table:style-name="odsStyleTableCell-1fcba567361cb56faa7cca8bbbce50f6" office:value-type="string">
            <text:p>39.16600</text:p>
          </table:table-cell>
        </table:table-row>
        <table:table-row table:style-name="ro1">
          <table:table-cell table:style-name="odsStyleTableCell-bbed711d20ea4e23c1413cf98c365082" office:value-type="string">
            <text:p>VENEZUELA</text:p>
          </table:table-cell>
          <table:table-cell table:style-name="odsStyleTableCell-bbed711d20ea4e23c1413cf98c365082" office:value-type="string">
            <text:p>BOLIVAR DIGITAL</text:p>
          </table:table-cell>
          <table:table-cell table:style-name="odsStyleTableCell-bbed711d20ea4e23c1413cf98c365082" office:value-type="string">
            <text:p>VES</text:p>
          </table:table-cell>
          <table:table-cell table:style-name="odsStyleTableCell-1fcba567361cb56faa7cca8bbbce50f6" office:value-type="string">
            <text:p>0.19117</text:p>
          </table:table-cell>
          <table:table-cell table:style-name="odsStyleTableCell-1fcba567361cb56faa7cca8bbbce50f6" office:value-type="string">
            <text:p>35.88470</text:p>
          </table:table-cell>
        </table:table-row>
        <table:table-row table:style-name="ro1">
          <table:table-cell table:style-name="odsStyleTableCell-bbed711d20ea4e23c1413cf98c365082" office:value-type="string">
            <text:p>VIETNAM</text:p>
          </table:table-cell>
          <table:table-cell table:style-name="odsStyleTableCell-bbed711d20ea4e23c1413cf98c365082" office:value-type="string">
            <text:p>DONG</text:p>
          </table:table-cell>
          <table:table-cell table:style-name="odsStyleTableCell-bbed711d20ea4e23c1413cf98c365082" office:value-type="string">
            <text:p>VND</text:p>
          </table:table-cell>
          <table:table-cell table:style-name="odsStyleTableCell-1fcba567361cb56faa7cca8bbbce50f6" office:value-type="string">
            <text:p>0.00028</text:p>
          </table:table-cell>
          <table:table-cell table:style-name="odsStyleTableCell-1fcba567361cb56faa7cca8bbbce50f6" office:value-type="string">
            <text:p>24,370.00000</text:p>
          </table:table-cell>
        </table:table-row>
        <table:table-row table:style-name="ro1">
          <table:table-cell table:style-name="odsStyleTableCell-bbed711d20ea4e23c1413cf98c365082" office:value-type="string">
            <text:p/>
          </table:table-cell>
          <table:table-cell table:style-name="odsStyleTableCell-bbed711d20ea4e23c1413cf98c365082" office:value-type="string">
            <text:p>DERECHO ESPECIAL DE GIRO</text:p>
          </table:table-cell>
          <table:table-cell table:style-name="odsStyleTableCell-bbed711d20ea4e23c1413cf98c365082" office:value-type="string">
            <text:p>USD/D.E.G.</text:p>
          </table:table-cell>
          <table:table-cell table:style-name="odsStyleTableCell-1fcba567361cb56faa7cca8bbbce50f6" office:value-type="string">
            <text:p/>
          </table:table-cell>
          <table:table-cell table:style-name="odsStyleTableCell-1fcba567361cb56faa7cca8bbbce50f6" office:value-type="string">
            <text:p>1.33677</text:p>
          </table:table-cell>
        </table:table-row>
        <table:table-row table:style-name="ro1">
          <table:table-cell table:style-name="odsStyleTableCell-bbed711d20ea4e23c1413cf98c365082" office:value-type="string">
            <text:p/>
          </table:table-cell>
          <table:table-cell table:style-name="odsStyleTableCell-bbed711d20ea4e23c1413cf98c365082" office:value-type="string">
            <text:p>UNIDAD DE FOMENTO DE VIVIENDA</text:p>
          </table:table-cell>
          <table:table-cell table:style-name="odsStyleTableCell-bbed711d20ea4e23c1413cf98c365082" office:value-type="string">
            <text:p>Bs/UFV</text:p>
          </table:table-cell>
          <table:table-cell table:style-name="odsStyleTableCell-1fcba567361cb56faa7cca8bbbce50f6" office:value-type="string">
            <text:p/>
          </table:table-cell>
          <table:table-cell table:style-name="odsStyleTableCell-1fcba567361cb56faa7cca8bbbce50f6" office:value-type="string">
            <text:p>2.4749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d5a22437b02708d0e86c54ef88e9e5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a7c0cc99ad50e0b9ad129ef172fe259" office:value-type="string">
            <text:p> </text:p>
          </table:table-cell>
          <table:table-cell table:style-name="odsStyleTableCell-8a7c0cc99ad50e0b9ad129ef172fe259" office:value-type="string">
            <text:p>UNIDAD MONETARIA</text:p>
          </table:table-cell>
          <table:table-cell table:style-name="odsStyleTableCell-8a7c0cc99ad50e0b9ad129ef172fe259" office:value-type="string">
            <text:p>MONEDA</text:p>
          </table:table-cell>
          <table:table-cell table:style-name="odsStyleTableCell-8a7c0cc99ad50e0b9ad129ef172fe259" office:value-type="string">
            <text:p>TIPO DE CAMBIO EN M.E.</text:p>
          </table:table-cell>
        </table:table-row>
        <table:table-row table:style-name="ro1">
          <table:table-cell table:style-name="odsStyleTableCell-bbed711d20ea4e23c1413cf98c365082" office:value-type="string">
            <text:p>ORO</text:p>
          </table:table-cell>
          <table:table-cell table:style-name="odsStyleTableCell-bbed711d20ea4e23c1413cf98c365082" office:value-type="string">
            <text:p>ONZA TROY ORO</text:p>
          </table:table-cell>
          <table:table-cell table:style-name="odsStyleTableCell-bbed711d20ea4e23c1413cf98c365082" office:value-type="string">
            <text:p>USD./O.T.F.</text:p>
          </table:table-cell>
          <table:table-cell table:style-name="odsStyleTableCell-1fcba567361cb56faa7cca8bbbce50f6" office:value-type="string">
            <text:p>2,042.97000</text:p>
          </table:table-cell>
        </table:table-row>
        <table:table-row table:style-name="ro1">
          <table:table-cell table:style-name="odsStyleTableCell-bbed711d20ea4e23c1413cf98c365082" office:value-type="string">
            <text:p>PLATA</text:p>
          </table:table-cell>
          <table:table-cell table:style-name="odsStyleTableCell-bbed711d20ea4e23c1413cf98c365082" office:value-type="string">
            <text:p>ONZA TROY PLATA</text:p>
          </table:table-cell>
          <table:table-cell table:style-name="odsStyleTableCell-bbed711d20ea4e23c1413cf98c365082" office:value-type="string">
            <text:p>USD./O.T.F.</text:p>
          </table:table-cell>
          <table:table-cell table:style-name="odsStyleTableCell-1fcba567361cb56faa7cca8bbbce50f6" office:value-type="string">
            <text:p>22.99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d5a22437b02708d0e86c54ef88e9e5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a7c0cc99ad50e0b9ad129ef172fe259" office:value-type="string">
            <text:p> </text:p>
          </table:table-cell>
          <table:table-cell table:style-name="odsStyleTableCell-8a7c0cc99ad50e0b9ad129ef172fe259" office:value-type="string">
            <text:p>1 MES</text:p>
          </table:table-cell>
          <table:table-cell table:style-name="odsStyleTableCell-8a7c0cc99ad50e0b9ad129ef172fe259" office:value-type="string">
            <text:p>3 MESES</text:p>
          </table:table-cell>
          <table:table-cell table:style-name="odsStyleTableCell-8a7c0cc99ad50e0b9ad129ef172fe259" office:value-type="string">
            <text:p>6 MESES</text:p>
          </table:table-cell>
        </table:table-row>
        <table:table-row table:style-name="ro1">
          <table:table-cell table:style-name="odsStyleTableCell-39f7e243ae8ee06195c2d959e4c04985" office:value-type="string">
            <text:p>TASA LIBOR(USD)</text:p>
          </table:table-cell>
          <table:table-cell table:style-name="odsStyleTableCell-1fcba567361cb56faa7cca8bbbce50f6" office:value-type="string">
            <text:p>5.46</text:p>
          </table:table-cell>
          <table:table-cell table:style-name="odsStyleTableCell-1fcba567361cb56faa7cca8bbbce50f6" office:value-type="string">
            <text:p>5.59</text:p>
          </table:table-cell>
          <table:table-cell table:style-name="odsStyleTableCell-1fcba567361cb56faa7cca8bbbce50f6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ed711d20ea4e23c1413cf98c36508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01</meta:creation-date>
    <meta:generator>ods générator</meta:generator>
    <dc:date>2024-10-15T21:15:01</dc:date>
    <meta:editing-duration>PT1S</meta:editing-duration>
    <meta:editing-cycles>1</meta:editing-cycles>
    <meta:document-statistic meta:table-count="1" meta:cell-count="4" meta:object-count="0"/>
  </office:meta>
</office:document-meta>
</file>